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25in" fo:text-align="justify" style:justify-single-word="false"/>
    </style:style>
    <style:style style:name="P2" style:family="paragraph" style:parent-style-name="Standard">
      <style:paragraph-properties style:line-height-at-least="0.25in" fo:text-align="center" style:justify-single-word="false"/>
    </style:style>
    <style:style style:name="P3" style:family="paragraph" style:parent-style-name="Standard">
      <style:paragraph-properties style:line-height-at-least="0.25in" fo:text-align="justify" style:justify-single-word="false"/>
    </style:style>
    <style:style style:name="P4" style:family="paragraph" style:parent-style-name="Standard">
      <style:paragraph-properties fo:margin-top="0in" fo:margin-bottom="0in" style:line-height-at-least="0.139in" fo:text-align="justify" style:justify-single-word="false"/>
    </style:style>
    <style:style style:name="P5" style:family="paragraph" style:parent-style-name="Standard" style:master-page-name="Standard">
      <style:paragraph-properties style:line-height-at-least="0.25in" fo:text-align="center" style:justify-single-word="false" style:page-number="auto"/>
    </style:style>
    <style:style style:name="T1" style:family="text">
      <style:text-properties style:font-name="Nimbus Roman No9 L" fo:language="en" fo:country="US" style:font-name-complex="DejaVu Sans"/>
    </style:style>
    <style:style style:name="T2" style:family="text">
      <style:text-properties style:font-name="Nimbus Roman No9 L" fo:font-size="16pt" fo:language="en" fo:country="US" fo:font-weight="bold" style:font-size-asian="16pt" style:font-weight-asian="bold" style:font-name-complex="DejaVu Sans" style:font-size-complex="16pt" style:font-weight-complex="bold"/>
    </style:style>
    <style:style style:name="T3" style:family="text">
      <style:text-properties style:font-name="Nimbus Roman No9 L" fo:font-size="14pt" fo:font-weight="bold" style:font-size-asian="14pt" style:font-weight-asian="bold" style:font-name-complex="DejaVu Sans" style:font-size-complex="14pt" style:font-weight-complex="bold"/>
    </style:style>
    <style:style style:name="T4" style:family="text">
      <style:text-properties style:font-name="Nimbus Roman No9 L" fo:font-size="14pt" fo:language="en" fo:country="US" fo:font-weight="bold" style:font-size-asian="14pt" style:font-weight-asian="bold" style:font-name-complex="DejaVu Sans" style:font-size-complex="14pt" style:font-weight-complex="bold"/>
    </style:style>
    <style:style style:name="T5" style:family="text">
      <style:text-properties style:font-name="Nimbus Roman No9 L" fo:language="en" fo:country="US" style:font-name-complex="DejaVu Sans"/>
    </style:style>
    <style:style style:name="T6" style:family="text">
      <style:text-properties style:font-name="Nimbus Roman No9 L1" fo:language="en" fo:country="US" style:language-asian="en" style:country-asian="US" style:font-name-complex="DejaVu Sans" style:language-complex="en" style:country-complex="US"/>
    </style:style>
    <style:style style:name="T7" style:family="text">
      <style:text-properties style:font-name="Nimbus Roman No9 L1" fo:language="en" fo:country="US" fo:font-style="italic" style:language-asian="en" style:country-asian="US" style:font-style-asian="italic" style:font-name-complex="DejaVu Sans" style:language-complex="en" style:country-complex="US" style:font-style-complex="italic"/>
    </style:style>
    <style:style style:name="T8" style:family="text">
      <style:text-properties style:font-name="Nimbus Roman No9 L1" fo:language="en" fo:country="US" fo:font-weight="bold" style:language-asian="en" style:country-asian="US" style:font-weight-asian="bold" style:font-name-complex="DejaVu Sans" style:language-complex="en" style:country-complex="US" style:font-weight-complex="bold"/>
    </style:style>
    <style:style style:name="T9" style:family="text">
      <style:text-properties fo:font-variant="normal" fo:text-transform="none" fo:color="#00000a" style:font-name="Nimbus Roman No9 L1" fo:font-size="12pt" fo:language="en" fo:country="US" fo:font-style="normal" fo:font-weight="normal" style:font-size-asian="12pt" style:font-style-asian="normal" style:font-weight-asian="normal" style:font-name-complex="DejaVu Sans" style:font-size-complex="12pt" style:font-style-complex="normal" style:font-weight-complex="bold"/>
    </style:style>
    <style:style style:name="T10" style:family="text">
      <style:text-properties fo:font-variant="normal" fo:text-transform="none" fo:color="#00000a" style:font-name="Nimbus Roman No9 L1" fo:font-size="12pt" fo:font-style="normal" fo:font-weight="normal" style:font-size-asian="12pt" style:font-style-asian="normal" style:font-weight-asian="normal" style:font-size-complex="12pt" style:font-style-complex="normal" style:font-weight-complex="bold"/>
    </style:style>
    <style:style style:name="T11" style:family="text">
      <style:text-properties fo:font-variant="normal" fo:text-transform="none" fo:color="#00000a" style:font-name="Nimbus Roman No9 L1" fo:font-size="12pt" fo:font-style="normal" fo:font-weight="bold" style:font-size-asian="12pt" style:font-style-asian="normal" style:font-weight-asian="bold" style:font-size-complex="12pt" style:font-style-complex="normal" style:font-weight-complex="bold"/>
    </style:style>
  </office:automatic-styles>
  <office:body>
    <office:text>
      <text:tracked-changes text:track-changes="false">
        <text:changed-region xml:id="ct35927776" text:id="ct35927776">
          <text:deletion>
            <office:change-info>
              <dc:creator>Leonardo Uieda</dc:creator>
              <dc:date>2010-03-25T22:13:00</dc:date>
            </office:change-info>
            <text:p text:style-name="P1"><text:span text:style-name="T1">,</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Computation of the gravity gradient tensor due to topographic masses using tesseroids</text:span></text:p>
      <text:p text:style-name="P2"><text:span text:style-name="T3">Universidade de São Paulo</text:span></text:p>
      <text:p text:style-name="P2"><text:span text:style-name="T3">Leonardo Uieda</text:span></text:p>
      <text:p text:style-name="P2"><text:span text:style-name="T4">Naomi Ussami</text:span></text:p>
      <text:p text:style-name="P2"><text:span text:style-name="T4">Carla Braitenberg</text:span></text:p>
      <text:p text:style-name="P1"><text:span text:style-name="T1"><text:tab/>The GOCE satellite mission has the objective of measuring the Earth's gravitational field with an unprecedented accuracy through the measurement of the gravity gradient tensor (GGT). <text:s/>One of the several applications of this new gravity data set</text:span><text:change text:change-id="ct35927776"/><text:span text:style-name="T1"> is to study the geodynamics of the lithospheric plates, where the flat Earth approximation may not be ideal and the Earth's curvature should be taken into account. In such a case, <text:s/>the Earth could be modeled using tesseroids, also called spherical prisms, instead of the conventional rectangular prisms. The GGT due to a tesseroid is <text:s/>calculated using numerical integration methods, such as the Gauss-Legendre Quadrature (GLQ), as already proposed by </text:span><text:span text:style-name="T6">Asgharzadeh </text:span><text:span text:style-name="T7">et al</text:span><text:span text:style-name="T6">. (2007) and Wild-Pfeiffer (2008)</text:span><text:span text:style-name="T1">. <text:s/>We present a computer program for the direct computation of the GGT caused by a tesseroid using the GLQ. The accuracy of this implementation was evaluated by comparing its results with the result of analytical formulas for the special case of a spherical cap with computation point located at one of the poles. The GGT <text:s/>due to the topographic masses of the Parana basin (SE Brazil) was estimated at 260 km altitude in an attempt to quantify this effect on the GOCE gravity data. The digital elevation model ETOPO1 (</text:span><text:span text:style-name="T9">Amante and Eakin</text:span><text:span text:style-name="T1">s, 2009) between 40º W and 65º W and 10º S and 35º S, which includes the <text:s/>Paraná Basin, was <text:s/>used to generate a tesseroid model of the topography with grid spacing of 10' x 10' and a constant density of 2670 kg/m3. The largest amplitude <text:s/>observed was on the second vertical derivative component (-0.05 to 1.20 Eötvos) in regions of rough topography, such as that along the eastern Brazilian continental margins. These results indicate that the GGT due to topographic masses may have amplitudes of the same order of magnitude as the GGT due to density anomalies within <text:s/>the crust and mantle.</text:span> </text:p>
      <text:p text:style-name="P1"/>
      <text:p text:style-name="P1">References:</text:p>
      <text:p text:style-name="P1"/>
      <text:p text:style-name="P1"><text:span text:style-name="T10">Amante, C., Eakins, B.W., 2009. ETOPO1 1 Arc-Minute Global Relief Model: Procedures, Data Sources and Analysis. </text:span><text:span text:style-name="T11">NOAA Technical Memorandum NESDIS NGDC-24</text:span><text:span text:style-name="T10">, p. 19.</text:span></text:p>
      <text:p text:style-name="P4"/>
      <text:p text:style-name="P4"><text:span text:style-name="T6">Asgharzadeh, M.F.; Von Frese, R.R.B.; Kim, H.R.; Leftwich, T.E.; Kim, J.W., 2007. Spherical prism gravity effects by Gauss-Legendre quadrature integration. </text:span><text:span text:style-name="T8">Geophysics Journal International</text:span><text:span text:style-name="T6">, v. 169, p. 1 - 11.</text:span></text:p>
      <text:p text:style-name="P4"/>
      <text:p text:style-name="P4"><text:span text:style-name="T6">Wild-Pfeiffer, F., 2008. A comparison of different mass elements for use in gravity gradiometry. </text:span><text:span text:style-name="T8">Journal of Geodesy</text:span><text:span text:style-name="T6">, v. 82 (10), p. 637 - 6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39in" fo:text-align="start" style:justify-single-word="false" fo:orphans="2" fo:widows="2" fo:hyphenation-ladder-count="no-limit" style:writing-mode="lr-tb">
        <style:tab-stops>
          <style:tab-stop style:position="0.4925in"/>
        </style:tab-stops>
      </style:paragraph-properties>
      <style:text-properties fo:color="#00000a" style:font-name="Times New Roman" fo:font-size="12pt" fo:language="pt" fo:country="BR" style:font-name-asian="DejaVu Sans" style:font-size-asian="12pt" style:language-asian="pt" style:country-asian="BR"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style style:name="Balloon_20_Text" style:display-name="Balloon Text" style:family="paragraph" style:parent-style-name="Standard" style:default-outline-level=""/>
    <style:style style:name="Default_20_Paragraph_20_Font" style:display-name="Default Paragraph Font" style:family="text"/>
    <style:style style:name="annotation_20_reference" style:display-name="annotation reference" style:family="text" style:parent-style-name="Default_20_Paragraph_20_Font"/>
    <style:style style:name="Texto_20_de_20_comentário_20_Char" style:display-name="Texto de comentário Char" style:family="text" style:parent-style-name="Default_20_Paragraph_20_Font"/>
    <style:style style:name="Assunto_20_do_20_comentário_20_Char" style:display-name="Assunto do comentário Char" style:family="text" style:parent-style-name="Texto_20_de_20_comentário_20_Char"/>
    <style:style style:name="Texto_20_de_20_balão_20_Char" style:display-name="Texto de balão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3-23T15:19:00</meta:creation-date>
    <meta:initial-creator>Leonardo Uieda</meta:initial-creator>
    <dc:creator>Naomi Ussami</dc:creator>
    <meta:print-date>1601-01-01T00:00:00</meta:print-date>
    <dc:date>2010-03-23T15:19:00</dc:date>
    <meta:editing-cycles>2</meta:editing-cycles>
    <meta:editing-duration>P0D</meta:editing-duration>
    <meta:generator>LibreOffice/3.4$Unix LibreOffice_project/340m1$Build-402</meta:generator>
    <meta:document-statistic meta:table-count="0" meta:image-count="0" meta:object-count="0" meta:page-count="1" meta:paragraph-count="11" meta:word-count="408" meta:character-count="2547" meta:non-whitespace-character-count="2139"/>
    <meta:template xlink:type="simple" xlink:actuate="onRequest" xlink:title="Normal" xlink:href=""/>
  </office:meta>
</office:document-meta>
</file>